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&lt;table id="T5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Figure 5. Register Assignments</text:p>
          </table:table-cell>
          <table:table-cell table:number-columns-repeated="14"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LAX84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SER9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CUR86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JAM8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TAL8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KUN81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LOE81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MPE92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[PAY90]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number-columns-repeated="14"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4:01:34.461359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1-08T14:03:06.763763327</dc:date>
    <meta:editing-duration>PT19M4S</meta:editing-duration>
    <meta:editing-cycles>5</meta:editing-cycles>
    <meta:generator>LibreOffice/6.4.7.2$Linux_X86_64 LibreOffice_project/40$Build-2</meta:generator>
    <meta:document-statistic meta:table-count="1" meta:cell-count="180" meta:object-count="0"/>
  </office:meta>
</office:document-meta>
</file>